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5.86316666666667cm"/>
    </style:style>
    <style:style style:name="co4" style:family="table-column">
      <style:table-column-properties fo:break-before="auto" style:column-width="3.450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Ordre</text:p>
          </table:table-cell>
          <table:table-cell office:value-type="string" table:style-name="ce2">
            <text:p>Theme</text:p>
          </table:table-cell>
          <table:table-cell office:value-type="string" table:style-name="ce2">
            <text:p>Atelier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Illustrations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qu'est-ce qu'une donnée ?</text:p>
          </table:table-cell>
          <table:table-cell office:value-type="string" table:style-name="ce3">
            <text:p>"cours"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detective sur les réseaux sociaux</text:p>
          </table:table-cell>
          <table:table-cell office:value-type="string" table:style-name="ce3">
            <text:p>enquête</text:p>
          </table:table-cell>
          <table:table-cell office:value-type="string" table:style-name="ce3">
            <text:p>feuille d'enquêteur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escape game</text:p>
          </table:table-cell>
          <table:table-cell office:value-type="string" table:style-name="ce3">
            <text:p>enquête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Stegan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9" table:style-name="ce3">
            <text:p>9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Vrai ou faux ?</text:p>
          </table:table-cell>
          <table:table-cell office:value-type="string" table:style-name="ce3">
            <text:p>enquête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10" table:style-name="ce3">
            <text:p>10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bonne vs mauvaises habitudes</text:p>
          </table:table-cell>
          <table:table-cell office:value-type="string" table:style-name="ce3">
            <text:p>BD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11" table:style-name="ce3">
            <text:p>11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2" table:style-name="ce3">
            <text:p>12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3" table:style-name="ce3">
            <text:p>13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4" table:style-name="ce3">
            <text:p>1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5" table:style-name="ce3">
            <text:p>15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6" table:style-name="ce3">
            <text:p>16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7" table:style-name="ce3">
            <text:p>17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8" table:style-name="ce3">
            <text:p>18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9" table:style-name="ce3">
            <text:p>19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0" table:style-name="ce3">
            <text:p>20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1" table:style-name="ce3">
            <text:p>21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erise</meta:initial-creator>
    <dc:creator>Cerise</dc:creator>
    <meta:creation-date>2020-03-27T16:14:20Z</meta:creation-date>
    <dc:date>2020-04-09T14:53:04Z</dc:date>
  </office:meta>
</office:document-meta>
</file>